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 draw:auto-grow-height="false" fo:min-height="5.719cm" fo:min-width="7.374cm" fo:padding-top="-0.5cm" fo:padding-bottom="0.2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11cm" fo:min-width="0cm"/>
    </style:style>
    <style:style style:name="gr3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11cm" fo:min-width="0cm"/>
    </style:style>
    <style:style style:name="gr5" style:family="graphic" style:parent-style-name="objectwithoutfill">
      <style:graphic-properties svg:stroke-color="#000000" draw:marker-end="Arrow" draw:marker-end-width="0.2cm" draw:fill="none" draw:textarea-horizontal-align="right" draw:textarea-vertical-align="middle"/>
    </style:style>
    <style:style style:name="gr6" style:family="graphic" style:parent-style-name="Oggetto_20_senza_20_riempimento_20_e_20_linee">
      <style:graphic-properties draw:textarea-horizontal-align="center" draw:textarea-vertical-align="middle" draw:ole-draw-aspect="1" style:protect="siz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="none" draw:textarea-horizontal-align="left" draw:textarea-vertical-align="top" draw:auto-grow-height="false" fo:min-height="6.219cm" fo:min-width="7.374cm" fo:padding-top="-0.5cm" fo:padding-bottom="0.25cm"/>
    </style:style>
    <style:style style:name="gr9" style:family="graphic" style:parent-style-name="standard">
      <style:graphic-properties svg:stroke-color="#dddddd" draw:fill="none" draw:textarea-horizontal-align="justify" draw:textarea-vertical-align="middle" draw:auto-grow-height="false" fo:min-height="0.11cm" fo:min-width="0cm"/>
    </style:style>
    <style:style style:name="gr10" style:family="graphic" style:parent-style-name="objectwithoutfill">
      <style:graphic-properties svg:stroke-color="#dddddd" draw:marker-end="Arrow" draw:marker-end-width="0.2cm" draw:fill="none" draw:textarea-vertical-align="middle"/>
    </style:style>
    <style:style style:name="gr11" style:family="graphic" style:parent-style-name="standard">
      <style:graphic-properties svg:stroke-color="#dddddd" draw:fill="none" draw:textarea-horizontal-align="justify" draw:textarea-vertical-align="middle" draw:auto-grow-height="false" fo:min-height="0.11cm" fo:min-width="0cm"/>
    </style:style>
    <style:style style:name="gr12" style:family="graphic" style:parent-style-name="objectwithoutfill">
      <style:graphic-properties svg:stroke-color="#dddddd" draw:marker-end="Arrow" draw:marker-end-width="0.2cm" draw:fill="none" draw:textarea-horizontal-align="right" draw:textarea-vertical-align="middle"/>
    </style:style>
    <style:style style:name="gr13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14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11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3465a4" fo:font-size="14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6" style:family="paragraph">
      <style:paragraph-properties fo:text-align="center"/>
      <style:text-properties fo:color="#dddddd"/>
    </style:style>
    <style:style style:name="P7" style:family="paragraph">
      <loext:graphic-properties draw:fill="none"/>
      <style:paragraph-properties fo:text-align="center"/>
      <style:text-properties fo:color="#dddddd" fo:font-size="10pt"/>
    </style:style>
    <style:style style:name="P8" style:family="paragraph">
      <loext:graphic-properties draw:fill="none"/>
      <style:paragraph-properties fo:text-align="center"/>
      <style:text-properties fo:color="#dddddd"/>
    </style:style>
    <style:style style:name="P9" style:family="paragraph">
      <loext:graphic-properties draw:fill="none"/>
      <style:paragraph-properties fo:text-align="center"/>
      <style:text-properties fo:color="#dddddd" fo:font-size="12pt" style:font-size-asian="18pt" style:font-size-complex="18pt"/>
    </style:style>
    <style:style style:name="P10" style:family="paragraph">
      <style:paragraph-properties style:text-autospace="none"/>
      <style:text-properties fo:font-family="'Times New Roman'" fo:font-size="13pt" style:font-family-asian="'Times New Roman'" style:font-size-asian="13pt" style:font-family-complex="'Times New Roman'" style:font-size-complex="13pt"/>
    </style:style>
    <style:style style:name="P11" style:family="paragraph">
      <style:paragraph-properties fo:text-align="center"/>
      <style:text-properties fo:color="#000000"/>
    </style:style>
    <style:style style:name="P12" style:family="paragraph">
      <loext:graphic-properties draw:fill="none"/>
      <style:paragraph-properties fo:text-align="center"/>
      <style:text-properties fo:color="#000000" fo:font-size="12pt" style:font-size-asian="18pt" style:font-size-complex="18pt"/>
    </style:style>
    <style:style style:name="T1" style:family="text">
      <style:text-properties fo:color="#3465a4" fo:font-size="14pt" style:font-size-asian="18pt" style:font-size-complex="18pt"/>
    </style:style>
    <style:style style:name="T2" style:family="text">
      <style:text-properties fo:font-size="10pt"/>
    </style:style>
    <style:style style:name="T3" style:family="text">
      <style:text-properties style:text-position="sub 58%" fo:font-size="10pt" style:font-size-asian="18pt" style:font-size-complex="18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fo:font-family="'Times New Roman'" fo:font-size="13pt" fo:font-style="normal" fo:text-shadow="none" style:text-underline-style="none" fo:font-weight="normal" style:letter-kerning="true" style:font-family-asian="'Times New Roman'" style:font-size-asian="13pt" style:font-style-asian="normal" style:font-weight-asian="normal" style:font-family-complex="'Times New Roman'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874cm" svg:height="5.969cm" svg:x="1.116cm" svg:y="2.905cm">
          <text:p text:style-name="P1"><text:span text:style-name="T1">Initial sta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0.508cm" svg:height="0.508cm" svg:x="4.185cm" svg:y="4.556cm">
          <text:p text:style-name="P1"><text:span text:style-name="T2">e</text:span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3.41cm" svg:y1="3.155cm" svg:x2="4.259cm" svg:y2="4.63cm" draw:end-shape="id1" draw:end-glue-point="5" svg:d="M3410 3155l849 1475" svg:viewBox="0 0 850 1476">
          <text:p/>
        </draw:connector>
        <draw:custom-shape draw:style-name="gr4" draw:text-style-name="P4" xml:id="id2" draw:id="id2" draw:layer="layout" svg:width="0.508cm" svg:height="0.508cm" svg:x="2.985cm" svg:y="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0.508cm" svg:height="0.508cm" svg:x="2.962cm" svg:y="8.05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5" draw:text-style-name="P5" draw:layer="layout" draw:type="line" svg:x1="4.439cm" svg:y1="5.064cm" svg:x2="3.239cm" svg:y2="6.256cm" draw:start-shape="id1" draw:start-glue-point="8" draw:end-shape="id2" draw:end-glue-point="4" svg:d="M4439 5064l-1200 1192" svg:viewBox="0 0 1201 1193">
          <text:p text:style-name="P1"><text:span text:style-name="T4">a</text:span></text:p>
        </draw:connector>
        <draw:custom-shape draw:style-name="gr4" draw:text-style-name="P4" xml:id="id5" draw:id="id5" draw:layer="layout" svg:width="0.508cm" svg:height="0.508cm" svg:x="5.282cm" svg:y="8.11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5" draw:text-style-name="P5" draw:layer="layout" draw:type="line" svg:x1="3.239cm" svg:y1="6.764cm" svg:x2="3.216cm" svg:y2="8.056cm" draw:start-shape="id2" draw:start-glue-point="8" draw:end-shape="id3" draw:end-glue-point="4" svg:d="M3239 6764l-23 1292" svg:viewBox="0 0 24 1293">
          <text:p text:style-name="P1"><text:span text:style-name="T4">b</text:span></text:p>
        </draw:connector>
        <draw:connector draw:style-name="gr5" draw:text-style-name="P5" draw:layer="layout" draw:type="line" svg:x1="5.539cm" svg:y1="6.764cm" svg:x2="5.536cm" svg:y2="8.112cm" draw:start-shape="id4" draw:start-glue-point="8" draw:end-shape="id5" draw:end-glue-point="4" svg:d="M5539 6764l-3 1348" svg:viewBox="0 0 4 1349">
          <text:p text:style-name="P1"><text:span text:style-name="T4">c</text:span></text:p>
        </draw:connector>
        <draw:frame draw:style-name="gr6" draw:text-style-name="P1" draw:layer="layout" svg:width="1.512cm" svg:height="0.454cm" svg:x="1.52cm" svg:y="4.04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7" draw:text-style-name="P4" draw:layer="layout" svg:x1="6.45cm" svg:y1="3.921cm" svg:x2="6.45cm" svg:y2="8.366cm">
          <text:p/>
        </draw:line>
        <draw:line draw:style-name="gr7" draw:text-style-name="P4" draw:layer="layout" svg:x1="6.55cm" svg:y1="3.922cm" svg:x2="6.55cm" svg:y2="8.367cm">
          <text:p/>
        </draw:line>
        <draw:frame draw:style-name="gr6" draw:text-style-name="P1" draw:layer="layout" svg:width="1.145cm" svg:height="0.47cm" svg:x="7.085cm" svg:y="5.8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8" draw:text-style-name="P2" draw:layer="layout" svg:width="7.874cm" svg:height="5.969cm" svg:x="1.116cm" svg:y="10.106cm">
          <text:p text:style-name="P1"><text:span text:style-name="T1">Step 1: received a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6.45cm" svg:y1="11.122cm" svg:x2="6.45cm" svg:y2="15.567cm">
          <text:p/>
        </draw:line>
        <draw:line draw:style-name="gr7" draw:text-style-name="P4" draw:layer="layout" svg:x1="6.55cm" svg:y1="11.123cm" svg:x2="6.55cm" svg:y2="15.568cm">
          <text:p/>
        </draw:line>
        <draw:frame draw:style-name="gr6" draw:text-style-name="P1" draw:layer="layout" svg:width="0.778cm" svg:height="0.47cm" svg:x="6.843cm" svg:y="13.06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8" draw:text-style-name="P2" draw:layer="layout" svg:width="7.874cm" svg:height="5.969cm" svg:x="1.116cm" svg:y="17.5cm">
          <text:p text:style-name="P1"><text:span text:style-name="T1">Step 2: received b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6.45cm" svg:y1="18.516cm" svg:x2="6.45cm" svg:y2="22.961cm">
          <text:p/>
        </draw:line>
        <draw:line draw:style-name="gr7" draw:text-style-name="P4" draw:layer="layout" svg:x1="6.55cm" svg:y1="18.517cm" svg:x2="6.55cm" svg:y2="22.962cm">
          <text:p/>
        </draw:line>
        <draw:frame draw:style-name="gr6" draw:text-style-name="P1" draw:layer="layout" svg:width="0.428cm" svg:height="0.47cm" svg:x="7.35cm" svg:y="20.14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4" draw:text-style-name="P4" xml:id="id4" draw:id="id4" draw:layer="layout" svg:width="0.508cm" svg:height="0.508cm" svg:x="5.285cm" svg:y="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4.44cm" svg:y1="5.064cm" svg:x2="5.539cm" svg:y2="6.256cm" draw:end-shape="id4" draw:end-glue-point="4" svg:d="M4440 5064l1099 1192" svg:viewBox="0 0 1100 1193">
          <text:p text:style-name="P1"><text:span text:style-name="T4">a</text:span></text:p>
        </draw:connector>
        <draw:custom-shape draw:style-name="gr9" draw:text-style-name="P7" xml:id="id6" draw:id="id6" draw:layer="layout" svg:width="0.508cm" svg:height="0.508cm" svg:x="4.373cm" svg:y="19.038cm">
          <text:p text:style-name="P6"><text:span text:style-name="T2">e</text:span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" svg:x1="3.598cm" svg:y1="17.637cm" svg:x2="4.447cm" svg:y2="19.112cm" draw:end-shape="id6" draw:end-glue-point="5" svg:d="M3598 17637l849 1475" svg:viewBox="0 0 850 1476">
          <text:p/>
        </draw:connector>
        <draw:custom-shape draw:style-name="gr11" draw:text-style-name="P8" xml:id="id7" draw:id="id7" draw:layer="layout" svg:width="0.508cm" svg:height="0.508cm" svg:x="3.173cm" svg:y="20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8" draw:id="id8" draw:layer="layout" svg:width="0.508cm" svg:height="0.508cm" svg:x="3.15cm" svg:y="22.53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12" draw:text-style-name="P9" draw:layer="layout" draw:type="line" svg:x1="4.627cm" svg:y1="19.546cm" svg:x2="3.427cm" svg:y2="20.738cm" draw:start-shape="id6" draw:start-glue-point="8" draw:end-shape="id7" draw:end-glue-point="4" svg:d="M4627 19546l-1200 1192" svg:viewBox="0 0 1201 1193">
          <text:p text:style-name="P6"><text:span text:style-name="T4">a</text:span></text:p>
        </draw:connector>
        <draw:custom-shape draw:style-name="gr11" draw:text-style-name="P4" xml:id="id10" draw:id="id10" draw:layer="layout" svg:width="0.508cm" svg:height="0.508cm" svg:x="5.47cm" svg:y="22.59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12" draw:text-style-name="P9" draw:layer="layout" draw:type="line" svg:x1="3.427cm" svg:y1="21.246cm" svg:x2="3.404cm" svg:y2="22.538cm" draw:start-shape="id7" draw:start-glue-point="8" draw:end-shape="id8" draw:end-glue-point="4" svg:d="M3427 21246l-23 1292" svg:viewBox="0 0 24 1293">
          <text:p text:style-name="P6"><text:span text:style-name="T4">b</text:span></text:p>
        </draw:connector>
        <draw:connector draw:style-name="gr12" draw:text-style-name="P9" draw:layer="layout" draw:type="line" svg:x1="5.727cm" svg:y1="21.246cm" svg:x2="5.724cm" svg:y2="22.594cm" draw:start-shape="id9" draw:start-glue-point="8" draw:end-shape="id10" draw:end-glue-point="4" svg:d="M5727 21246l-3 1348" svg:viewBox="0 0 4 1349">
          <text:p text:style-name="P6"><text:span text:style-name="T4">c</text:span></text:p>
        </draw:connector>
        <draw:custom-shape draw:style-name="gr11" draw:text-style-name="P4" xml:id="id9" draw:id="id9" draw:layer="layout" svg:width="0.508cm" svg:height="0.508cm" svg:x="5.473cm" svg:y="20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4.628cm" svg:y1="19.546cm" svg:x2="5.727cm" svg:y2="20.738cm" draw:end-shape="id9" draw:end-glue-point="4" svg:d="M4628 19546l1099 1192" svg:viewBox="0 0 1100 1193">
          <text:p text:style-name="P6"><text:span text:style-name="T4">a</text:span></text:p>
        </draw:connector>
        <draw:connector draw:style-name="gr13" draw:text-style-name="P4" draw:layer="layout" draw:type="line" svg:x1="1.762cm" svg:y1="22.159cm" svg:x2="3.15cm" svg:y2="22.792cm" draw:end-shape="id8" draw:end-glue-point="6" svg:d="M1762 22159l1388 633" svg:viewBox="0 0 1389 634">
          <text:p text:style-name="P10"><text:span text:style-name="T5">τ</text:span></text:p>
        </draw:connector>
        <draw:custom-shape draw:style-name="gr9" draw:text-style-name="P7" xml:id="id11" draw:id="id11" draw:layer="layout" svg:width="0.508cm" svg:height="0.508cm" svg:x="4.257cm" svg:y="11.814cm">
          <text:p text:style-name="P6"><text:span text:style-name="T2">e</text:span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" svg:x1="3.482cm" svg:y1="10.413cm" svg:x2="4.331cm" svg:y2="11.888cm" draw:end-shape="id11" draw:end-glue-point="5" svg:d="M3482 10413l849 1475" svg:viewBox="0 0 850 1476">
          <text:p/>
        </draw:connector>
        <draw:custom-shape draw:style-name="gr4" draw:text-style-name="P4" xml:id="id12" draw:id="id12" draw:layer="layout" svg:width="0.508cm" svg:height="0.508cm" svg:x="3.057cm" svg:y="13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3" draw:id="id13" draw:layer="layout" svg:width="0.508cm" svg:height="0.508cm" svg:x="3.034cm" svg:y="15.31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12" draw:text-style-name="P9" draw:layer="layout" draw:type="line" svg:x1="4.511cm" svg:y1="12.322cm" svg:x2="3.311cm" svg:y2="13.514cm" draw:start-shape="id11" draw:start-glue-point="8" draw:end-shape="id12" draw:end-glue-point="4" svg:d="M4511 12322l-1200 1192" svg:viewBox="0 0 1201 1193">
          <text:p text:style-name="P6"><text:span text:style-name="T4">a</text:span></text:p>
        </draw:connector>
        <draw:custom-shape draw:style-name="gr11" draw:text-style-name="P4" xml:id="id15" draw:id="id15" draw:layer="layout" svg:width="0.508cm" svg:height="0.508cm" svg:x="5.354cm" svg:y="15.3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5" draw:text-style-name="P5" draw:layer="layout" draw:type="line" svg:x1="3.311cm" svg:y1="14.022cm" svg:x2="3.288cm" svg:y2="15.314cm" draw:start-shape="id12" draw:start-glue-point="8" draw:end-shape="id13" draw:end-glue-point="4" svg:d="M3311 14022l-23 1292" svg:viewBox="0 0 24 1293">
          <text:p text:style-name="P1"><text:span text:style-name="T4">b</text:span></text:p>
        </draw:connector>
        <draw:connector draw:style-name="gr12" draw:text-style-name="P9" draw:layer="layout" draw:type="line" svg:x1="5.611cm" svg:y1="14.022cm" svg:x2="5.608cm" svg:y2="15.37cm" draw:start-shape="id14" draw:start-glue-point="8" draw:end-shape="id15" draw:end-glue-point="4" svg:d="M5611 14022l-3 1348" svg:viewBox="0 0 4 1349">
          <text:p text:style-name="P6"><text:span text:style-name="T4">c</text:span></text:p>
        </draw:connector>
        <draw:custom-shape draw:style-name="gr11" draw:text-style-name="P4" xml:id="id14" draw:id="id14" draw:layer="layout" svg:width="0.508cm" svg:height="0.508cm" svg:x="5.357cm" svg:y="13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4.512cm" svg:y1="12.322cm" svg:x2="5.611cm" svg:y2="13.514cm" draw:end-shape="id14" draw:end-glue-point="4" svg:d="M4512 12322l1099 1192" svg:viewBox="0 0 1100 1193">
          <text:p text:style-name="P6"><text:span text:style-name="T4">a</text:span></text:p>
        </draw:connector>
        <draw:connector draw:style-name="gr13" draw:text-style-name="P4" draw:layer="layout" draw:type="line" svg:x1="1.762cm" svg:y1="13.145cm" svg:x2="3.057cm" svg:y2="13.768cm" draw:end-shape="id12" draw:end-glue-point="6" svg:d="M1762 13145l1295 623" svg:viewBox="0 0 1296 624">
          <text:p text:style-name="P10"><text:span text:style-name="T5">τ</text:span></text:p>
        </draw:connector>
        <draw:line draw:style-name="gr14" draw:text-style-name="P4" draw:layer="layout" svg:x1="9.763cm" svg:y1="1.762cm" svg:x2="9.763cm" svg:y2="23.987cm">
          <text:p/>
        </draw:line>
        <draw:custom-shape draw:style-name="gr8" draw:text-style-name="P2" draw:layer="layout" svg:width="7.874cm" svg:height="5.969cm" svg:x="10.716cm" svg:y="2.9cm">
          <text:p text:style-name="P1"><text:span text:style-name="T1">Initial sta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6" draw:id="id16" draw:layer="layout" svg:width="0.508cm" svg:height="0.508cm" svg:x="13.785cm" svg:y="4.551cm">
          <text:p text:style-name="P1"><text:span text:style-name="T2">e</text:span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3.01cm" svg:y1="3.15cm" svg:x2="13.859cm" svg:y2="4.625cm" draw:end-shape="id16" draw:end-glue-point="5" svg:d="M13010 3150l849 1475" svg:viewBox="0 0 850 1476">
          <text:p/>
        </draw:connector>
        <draw:custom-shape draw:style-name="gr4" draw:text-style-name="P4" xml:id="id17" draw:id="id17" draw:layer="layout" svg:width="0.508cm" svg:height="0.508cm" svg:x="12.585cm" svg:y="6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8" draw:id="id18" draw:layer="layout" svg:width="0.508cm" svg:height="0.508cm" svg:x="12.562cm" svg:y="8.05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5" draw:text-style-name="P5" draw:layer="layout" draw:type="line" svg:x1="14.039cm" svg:y1="5.059cm" svg:x2="12.839cm" svg:y2="6.251cm" draw:start-shape="id16" draw:start-glue-point="8" draw:end-shape="id17" draw:end-glue-point="4" svg:d="M14039 5059l-1200 1192" svg:viewBox="0 0 1201 1193">
          <text:p text:style-name="P1"><text:span text:style-name="T4">a</text:span></text:p>
        </draw:connector>
        <draw:custom-shape draw:style-name="gr4" draw:text-style-name="P4" xml:id="id20" draw:id="id20" draw:layer="layout" svg:width="0.508cm" svg:height="0.508cm" svg:x="14.882cm" svg:y="8.10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5" draw:text-style-name="P5" draw:layer="layout" draw:type="line" svg:x1="12.839cm" svg:y1="6.759cm" svg:x2="12.816cm" svg:y2="8.051cm" draw:start-shape="id17" draw:start-glue-point="8" draw:end-shape="id18" draw:end-glue-point="4" svg:d="M12839 6759l-23 1292" svg:viewBox="0 0 24 1293">
          <text:p text:style-name="P1"><text:span text:style-name="T4">b</text:span></text:p>
        </draw:connector>
        <draw:connector draw:style-name="gr5" draw:text-style-name="P5" draw:layer="layout" draw:type="line" svg:x1="15.139cm" svg:y1="6.759cm" svg:x2="15.136cm" svg:y2="8.107cm" draw:start-shape="id19" draw:start-glue-point="8" draw:end-shape="id20" draw:end-glue-point="4" svg:d="M15139 6759l-3 1348" svg:viewBox="0 0 4 1349">
          <text:p text:style-name="P1"><text:span text:style-name="T4">c</text:span></text:p>
        </draw:connector>
        <draw:frame draw:style-name="gr6" draw:text-style-name="P1" draw:layer="layout" svg:width="1.512cm" svg:height="0.454cm" svg:x="11.12cm" svg:y="4.04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7" draw:text-style-name="P4" draw:layer="layout" svg:x1="16.05cm" svg:y1="3.916cm" svg:x2="16.05cm" svg:y2="8.361cm">
          <text:p/>
        </draw:line>
        <draw:line draw:style-name="gr7" draw:text-style-name="P4" draw:layer="layout" svg:x1="16.15cm" svg:y1="3.917cm" svg:x2="16.15cm" svg:y2="8.362cm">
          <text:p/>
        </draw:line>
        <draw:frame draw:style-name="gr6" draw:text-style-name="P1" draw:layer="layout" svg:width="1.145cm" svg:height="0.47cm" svg:x="16.685cm" svg:y="5.85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8" draw:text-style-name="P2" draw:layer="layout" svg:width="7.874cm" svg:height="5.969cm" svg:x="10.716cm" svg:y="10.101cm">
          <text:p text:style-name="P1"><text:span text:style-name="T1">Step 1: received a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6.05cm" svg:y1="11.117cm" svg:x2="16.05cm" svg:y2="15.562cm">
          <text:p/>
        </draw:line>
        <draw:line draw:style-name="gr7" draw:text-style-name="P4" draw:layer="layout" svg:x1="16.15cm" svg:y1="11.118cm" svg:x2="16.15cm" svg:y2="15.563cm">
          <text:p/>
        </draw:line>
        <draw:frame draw:style-name="gr6" draw:text-style-name="P1" draw:layer="layout" svg:width="0.778cm" svg:height="0.47cm" svg:x="16.443cm" svg:y="13.05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4" draw:text-style-name="P4" xml:id="id19" draw:id="id19" draw:layer="layout" svg:width="0.508cm" svg:height="0.508cm" svg:x="14.885cm" svg:y="6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4.04cm" svg:y1="5.059cm" svg:x2="15.139cm" svg:y2="6.251cm" draw:end-shape="id19" draw:end-glue-point="4" svg:d="M14040 5059l1099 1192" svg:viewBox="0 0 1100 1193">
          <text:p text:style-name="P1"><text:span text:style-name="T4">a</text:span></text:p>
        </draw:connector>
        <draw:custom-shape draw:style-name="gr9" draw:text-style-name="P7" xml:id="id21" draw:id="id21" draw:layer="layout" svg:width="0.508cm" svg:height="0.508cm" svg:x="13.857cm" svg:y="11.809cm">
          <text:p text:style-name="P6"><text:span text:style-name="T2">e</text:span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" svg:x1="13.082cm" svg:y1="10.408cm" svg:x2="13.931cm" svg:y2="11.883cm" draw:end-shape="id21" draw:end-glue-point="5" svg:d="M13082 10408l849 1475" svg:viewBox="0 0 850 1476">
          <text:p/>
        </draw:connector>
        <draw:custom-shape draw:style-name="gr11" draw:text-style-name="P4" xml:id="id22" draw:id="id22" draw:layer="layout" svg:width="0.508cm" svg:height="0.508cm" svg:x="12.657cm" svg:y="13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23" draw:id="id23" draw:layer="layout" svg:width="0.508cm" svg:height="0.508cm" svg:x="12.634cm" svg:y="15.30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12" draw:text-style-name="P9" draw:layer="layout" draw:type="line" svg:x1="14.111cm" svg:y1="12.317cm" svg:x2="12.911cm" svg:y2="13.509cm" draw:start-shape="id21" draw:start-glue-point="8" draw:end-shape="id22" draw:end-glue-point="4" svg:d="M14111 12317l-1200 1192" svg:viewBox="0 0 1201 1193">
          <text:p text:style-name="P6"><text:span text:style-name="T4">a</text:span></text:p>
        </draw:connector>
        <draw:custom-shape draw:style-name="gr15" draw:text-style-name="P4" xml:id="id25" draw:id="id25" draw:layer="layout" svg:width="0.508cm" svg:height="0.508cm" svg:x="14.954cm" svg:y="15.36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12" draw:text-style-name="P9" draw:layer="layout" draw:type="line" svg:x1="12.911cm" svg:y1="14.017cm" svg:x2="12.888cm" svg:y2="15.309cm" draw:start-shape="id22" draw:start-glue-point="8" draw:end-shape="id23" draw:end-glue-point="4" svg:d="M12911 14017l-23 1292" svg:viewBox="0 0 24 1293">
          <text:p text:style-name="P6"><text:span text:style-name="T4">b</text:span></text:p>
        </draw:connector>
        <draw:connector draw:style-name="gr5" draw:text-style-name="P12" draw:layer="layout" draw:type="line" svg:x1="15.211cm" svg:y1="14.017cm" svg:x2="15.208cm" svg:y2="15.365cm" draw:start-shape="id24" draw:start-glue-point="8" draw:end-shape="id25" draw:end-glue-point="4" svg:d="M15211 14017l-3 1348" svg:viewBox="0 0 4 1349">
          <text:p text:style-name="P11"><text:span text:style-name="T4">c</text:span></text:p>
        </draw:connector>
        <draw:custom-shape draw:style-name="gr15" draw:text-style-name="P4" xml:id="id24" draw:id="id24" draw:layer="layout" svg:width="0.508cm" svg:height="0.508cm" svg:x="14.957cm" svg:y="13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14.112cm" svg:y1="12.317cm" svg:x2="15.211cm" svg:y2="13.509cm" draw:end-shape="id24" draw:end-glue-point="4" svg:d="M14112 12317l1099 1192" svg:viewBox="0 0 1100 1193">
          <text:p text:style-name="P6"><text:span text:style-name="T4">a</text:span></text:p>
        </draw:connector>
        <draw:connector draw:style-name="gr13" draw:text-style-name="P4" draw:layer="layout" draw:type="line" svg:x1="13.66cm" svg:y1="13.321cm" svg:x2="14.957cm" svg:y2="13.763cm" draw:end-shape="id24" draw:end-glue-point="6" svg:d="M13660 13321l1297 442" svg:viewBox="0 0 1298 443">
          <text:p text:style-name="P10"><text:span text:style-name="T5">τ</text:span></text:p>
        </draw:connector>
        <draw:custom-shape draw:style-name="gr8" draw:text-style-name="P2" draw:layer="layout" svg:width="7.874cm" svg:height="5.969cm" svg:x="10.716cm" svg:y="17.597cm">
          <text:p text:style-name="P1"><text:span text:style-name="T1">Final: deadlock state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6.05cm" svg:y1="18.613cm" svg:x2="16.05cm" svg:y2="23.058cm">
          <text:p/>
        </draw:line>
        <draw:line draw:style-name="gr7" draw:text-style-name="P4" draw:layer="layout" svg:x1="16.15cm" svg:y1="18.614cm" svg:x2="16.15cm" svg:y2="23.059cm">
          <text:p/>
        </draw:line>
        <draw:frame draw:style-name="gr6" draw:text-style-name="P1" draw:layer="layout" svg:width="0.778cm" svg:height="0.47cm" svg:x="16.443cm" svg:y="20.55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9" draw:text-style-name="P7" xml:id="id26" draw:id="id26" draw:layer="layout" svg:width="0.508cm" svg:height="0.508cm" svg:x="13.857cm" svg:y="19.305cm">
          <text:p text:style-name="P6"><text:span text:style-name="T2">e</text:span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" svg:x1="13.082cm" svg:y1="17.904cm" svg:x2="13.931cm" svg:y2="19.379cm" draw:end-shape="id26" draw:end-glue-point="5" svg:d="M13082 17904l849 1475" svg:viewBox="0 0 850 1476">
          <text:p/>
        </draw:connector>
        <draw:custom-shape draw:style-name="gr11" draw:text-style-name="P4" xml:id="id27" draw:id="id27" draw:layer="layout" svg:width="0.508cm" svg:height="0.508cm" svg:x="12.657cm" svg:y="21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28" draw:id="id28" draw:layer="layout" svg:width="0.508cm" svg:height="0.508cm" svg:x="12.634cm" svg:y="22.80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12" draw:text-style-name="P9" draw:layer="layout" draw:type="line" svg:x1="14.111cm" svg:y1="19.813cm" svg:x2="12.911cm" svg:y2="21.005cm" draw:start-shape="id26" draw:start-glue-point="8" draw:end-shape="id27" draw:end-glue-point="4" svg:d="M14111 19813l-1200 1192" svg:viewBox="0 0 1201 1193">
          <text:p text:style-name="P6"><text:span text:style-name="T4">a</text:span></text:p>
        </draw:connector>
        <draw:custom-shape draw:style-name="gr15" draw:text-style-name="P4" xml:id="id30" draw:id="id30" draw:layer="layout" svg:width="0.508cm" svg:height="0.508cm" svg:x="14.954cm" svg:y="22.86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12" draw:text-style-name="P9" draw:layer="layout" draw:type="line" svg:x1="12.911cm" svg:y1="21.513cm" svg:x2="12.888cm" svg:y2="22.805cm" draw:start-shape="id27" draw:start-glue-point="8" draw:end-shape="id28" draw:end-glue-point="4" svg:d="M12911 21513l-23 1292" svg:viewBox="0 0 24 1293">
          <text:p text:style-name="P6"><text:span text:style-name="T4">b</text:span></text:p>
        </draw:connector>
        <draw:connector draw:style-name="gr5" draw:text-style-name="P12" draw:layer="layout" draw:type="line" svg:x1="15.211cm" svg:y1="21.513cm" svg:x2="15.208cm" svg:y2="22.861cm" draw:start-shape="id29" draw:start-glue-point="8" draw:end-shape="id30" draw:end-glue-point="4" svg:d="M15211 21513l-3 1348" svg:viewBox="0 0 4 1349">
          <text:p text:style-name="P11"><text:span text:style-name="T4">c</text:span></text:p>
        </draw:connector>
        <draw:custom-shape draw:style-name="gr15" draw:text-style-name="P4" xml:id="id29" draw:id="id29" draw:layer="layout" svg:width="0.508cm" svg:height="0.508cm" svg:x="14.957cm" svg:y="21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14.112cm" svg:y1="19.813cm" svg:x2="15.211cm" svg:y2="21.005cm" draw:end-shape="id29" draw:end-glue-point="4" svg:d="M14112 19813l1099 1192" svg:viewBox="0 0 1100 1193">
          <text:p text:style-name="P6"><text:span text:style-name="T4">a</text:span></text:p>
        </draw:connector>
        <draw:connector draw:style-name="gr13" draw:text-style-name="P4" draw:layer="layout" draw:type="line" svg:x1="13.66cm" svg:y1="20.817cm" svg:x2="14.957cm" svg:y2="21.259cm" draw:end-shape="id29" draw:end-glue-point="6" svg:d="M13660 20817l1297 442" svg:viewBox="0 0 1298 443">
          <text:p text:style-name="P10"><text:span text:style-name="T5">τ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3.2$Windows_X86_64 LibreOffice_project/86daf60bf00efa86ad547e59e09d6bb77c699acb</meta:generator>
    <dc:date>2019-01-12T15:51:04.305000000</dc:date>
    <dc:creator>luciano de falco alfano</dc:creator>
    <meta:editing-duration>PT1H13M10S</meta:editing-duration>
    <meta:editing-cycles>7</meta:editing-cycles>
    <meta:document-statistic meta:object-count="91"/>
  </office:meta>
</office:document-meta>
</file>

<file path=Object 1/content.xml><?xml version="1.0" encoding="utf-8"?>
<math xmlns="http://www.w3.org/1998/Math/MathML" display="block">
  <semantics>
    <mrow>
      <mover accent="true">
        <mi>a</mi>
        <mo stretchy="false">¯</mo>
      </mover>
      <mo stretchy="false">⋅</mo>
      <mover accent="true">
        <mi>b</mi>
        <mo stretchy="false">¯</mo>
      </mover>
      <mo stretchy="false">⋅</mo>
      <mn>1</mn>
    </mrow>
    <annotation encoding="StarMath 5.0">bar a  cdot bar b cdot 1</annotation>
  </semantics>
</math>
</file>

<file path=Object 2/content.xml><?xml version="1.0" encoding="utf-8"?>
<math xmlns="http://www.w3.org/1998/Math/MathML" display="block">
  <semantics>
    <mrow>
      <mo fence="true" stretchy="false">⟦</mo>
      <mrow>
        <mrow>
          <mrow>
            <mi>a</mi>
            <mo stretchy="false">⋅</mo>
            <mi>b</mi>
          </mrow>
          <mo stretchy="false">+</mo>
          <mrow>
            <mi>a</mi>
            <mo stretchy="false">⋅</mo>
            <mi>c</mi>
          </mrow>
        </mrow>
      </mrow>
      <mo fence="true" stretchy="false">⟧</mo>
    </mrow>
    <annotation encoding="StarMath 5.0">ldbracket a cdot b + a cdot c rdbracket</annotation>
  </semantics>
</math>
</file>

<file path=Object 3/content.xml><?xml version="1.0" encoding="utf-8"?>
<math xmlns="http://www.w3.org/1998/Math/MathML" display="block">
  <semantics>
    <mrow>
      <mo fence="true" stretchy="false">⟦</mo>
      <mrow>
        <mrow>
          <mrow>
            <mi>a</mi>
            <mo stretchy="false">⋅</mo>
            <mi>b</mi>
          </mrow>
          <mo stretchy="false">+</mo>
          <mrow>
            <mi>a</mi>
            <mo stretchy="false">⋅</mo>
            <mi>c</mi>
          </mrow>
        </mrow>
      </mrow>
      <mo fence="true" stretchy="false">⟧</mo>
    </mrow>
    <annotation encoding="StarMath 5.0">ldbracket a cdot b + a cdot c rdbracket</annotation>
  </semantics>
</math>
</file>

<file path=Object 4/content.xml><?xml version="1.0" encoding="utf-8"?>
<math xmlns="http://www.w3.org/1998/Math/MathML" display="block">
  <semantics>
    <mrow>
      <mover accent="true">
        <mi>b</mi>
        <mo stretchy="false">¯</mo>
      </mover>
      <mo stretchy="false">⋅</mo>
      <mn>1</mn>
    </mrow>
    <annotation encoding="StarMath 5.0">bar b cdot 1</annotation>
  </semantics>
</math>
</file>

<file path=Object 5/content.xml><?xml version="1.0" encoding="utf-8"?>
<math xmlns="http://www.w3.org/1998/Math/MathML" display="block">
  <semantics>
    <mrow>
      <mover accent="true">
        <mi>a</mi>
        <mo stretchy="false">¯</mo>
      </mover>
      <mo stretchy="false">⋅</mo>
      <mover accent="true">
        <mi>b</mi>
        <mo stretchy="false">¯</mo>
      </mover>
      <mo stretchy="false">⋅</mo>
      <mn>1</mn>
    </mrow>
    <annotation encoding="StarMath 5.0">bar a  cdot bar b cdot 1</annotation>
  </semantics>
</math>
</file>

<file path=Object 6/content.xml><?xml version="1.0" encoding="utf-8"?>
<math xmlns="http://www.w3.org/1998/Math/MathML" display="block">
  <semantics>
    <mn>1</mn>
    <annotation encoding="StarMath 5.0">1</annotation>
  </semantics>
</math>
</file>

<file path=Object 7/content.xml><?xml version="1.0" encoding="utf-8"?>
<math xmlns="http://www.w3.org/1998/Math/MathML" display="block">
  <semantics>
    <mrow>
      <mover accent="true">
        <mi>b</mi>
        <mo stretchy="false">¯</mo>
      </mover>
      <mo stretchy="false">⋅</mo>
      <mn>1</mn>
    </mrow>
    <annotation encoding="StarMath 5.0">bar b cdot 1</annotation>
  </semantics>
</math>
</file>

<file path=Object 8/content.xml><?xml version="1.0" encoding="utf-8"?>
<math xmlns="http://www.w3.org/1998/Math/MathML" display="block">
  <semantics>
    <mrow>
      <mover accent="true">
        <mi>b</mi>
        <mo stretchy="false">¯</mo>
      </mover>
      <mo stretchy="false">⋅</mo>
      <mn>1</mn>
    </mrow>
    <annotation encoding="StarMath 5.0">bar b cdot 1</annotation>
  </semantics>
</math>
</file>